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47" calcext:value-type="float">
            <text:p>5147</text:p>
          </table:table-cell>
          <table:table-cell office:value-type="float" office:value="-4844" calcext:value-type="float">
            <text:p>-4844</text:p>
          </table:table-cell>
          <table:table-cell table:style-name="Default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36" calcext:value-type="float">
            <text:p>-3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8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7" table:formula="of:=SUM([.C83:.C87]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47.32" calcext:value-type="float">
            <text:p>5147.32</text:p>
          </table:table-cell>
          <table:table-cell table:formula="of:=SUM([.D1:.D105])" office:value-type="float" office:value="5147.32" calcext:value-type="float">
            <text:p>514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4])" office:value-type="float" office:value="-4844.13" calcext:value-type="float">
            <text:p>-4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5])" office:value-type="float" office:value="303.19" calcext:value-type="float">
            <text:p>303.19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4"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 recycling</text:p>
          </table:table-cell>
          <table:table-cell table:style-name="ce4"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00-00-00</text:date>, <text:time style:data-style-name="N2" text:time-value="20:16:46.804951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5T20:36:16.510808985</dc:date>
    <meta:editing-duration>P2DT38M58S</meta:editing-duration>
    <meta:editing-cycles>260</meta:editing-cycles>
    <meta:generator>LibreOffice/6.0.7.3$Linux_X86_64 LibreOffice_project/00m0$Build-3</meta:generator>
    <meta:document-statistic meta:table-count="6" meta:cell-count="918" meta:object-count="0"/>
  </office:meta>
</office:document-meta>
</file>